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Black1" svg:font-family="'Arial Black'" style:font-family-generic="roman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 Black2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9.739cm" fo:min-width="15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HandleXHandleY" draw:style-name="gr1" draw:text-style-name="P2" draw:layer="layout" svg:width="16cm" svg:height="10cm" svg:x="4cm" svg:y="2cm">
          <text:p text:style-name="P1">
            <text:span text:style-name="T1">Fontwork </text:span>
          </text:p>
          <text:p text:style-name="P1">
            <text:span text:style-name="T1">Second line</text:span>
          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050 918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Black1" svg:font-family="'Arial Black'" style:font-family-generic="roman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 Black2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Regina Henschel</meta:initial-creator>
    <meta:creation-date>2019-06-18T16:04:02.144000000</meta:creation-date>
    <dc:date>2019-06-19T12:49:43.653000000</dc:date>
    <dc:creator>Regina Henschel</dc:creator>
    <meta:editing-duration>PT5M44S</meta:editing-duration>
    <meta:editing-cycles>2</meta:editing-cycles>
    <meta:generator>Bdiverses/6.4.0.0.alpha0$Windows_X86_64 LibreOffice_project/6281c306badf7f3f01c1264f24af4e0a75c15525</meta:generator>
    <meta:document-statistic meta:object-count="13"/>
  </office:meta>
</office:document-meta>
</file>